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11pt"/>
    </style:style>
    <style:style style:name="co2" style:family="table-column">
      <style:table-column-properties fo:break-before="auto" style:column-width="49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6"/>
      <style:map style:condition="cell-content()=&quot;x&quot;" style:apply-style-name="Untitled2" style:base-cell-address="Sheet1.D6"/>
      <style:map style:condition="cell-content()=0" style:apply-style-name="Untitled1" style:base-cell-address="Sheet1.D6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26"/>
      <style:map style:condition="cell-content()=&quot;x&quot;" style:apply-style-name="Untitled2" style:base-cell-address="Sheet1.D26"/>
      <style:map style:condition="cell-content()=0" style:apply-style-name="Untitled1" style:base-cell-address="Sheet1.D26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46"/>
      <style:map style:condition="cell-content()=&quot;x&quot;" style:apply-style-name="Untitled2" style:base-cell-address="Sheet1.D46"/>
      <style:map style:condition="cell-content()=0" style:apply-style-name="Untitled1" style:base-cell-address="Sheet1.D46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66"/>
      <style:map style:condition="cell-content()=&quot;x&quot;" style:apply-style-name="Untitled2" style:base-cell-address="Sheet1.D66"/>
      <style:map style:condition="cell-content()=0" style:apply-style-name="Untitled1" style:base-cell-address="Sheet1.D66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E7"/>
      <style:map style:condition="cell-content()=&quot;x&quot;" style:apply-style-name="Untitled2" style:base-cell-address="Sheet1.E7"/>
      <style:map style:condition="cell-content()=0" style:apply-style-name="Untitled1" style:base-cell-address="Sheet1.E7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F7"/>
      <style:map style:condition="cell-content()=&quot;x&quot;" style:apply-style-name="Untitled2" style:base-cell-address="Sheet1.F7"/>
      <style:map style:condition="cell-content()=0" style:apply-style-name="Untitled1" style:base-cell-address="Sheet1.F7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F46"/>
      <style:map style:condition="cell-content()=&quot;x&quot;" style:apply-style-name="Untitled2" style:base-cell-address="Sheet1.F46"/>
      <style:map style:condition="cell-content()=0" style:apply-style-name="Untitled1" style:base-cell-address="Sheet1.F46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F66"/>
      <style:map style:condition="cell-content()=&quot;x&quot;" style:apply-style-name="Untitled2" style:base-cell-address="Sheet1.F66"/>
      <style:map style:condition="cell-content()=0" style:apply-style-name="Untitled1" style:base-cell-address="Sheet1.F66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G7"/>
      <style:map style:condition="cell-content()=&quot;x&quot;" style:apply-style-name="Untitled2" style:base-cell-address="Sheet1.G7"/>
      <style:map style:condition="cell-content()=0" style:apply-style-name="Untitled1" style:base-cell-address="Sheet1.G7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G46"/>
      <style:map style:condition="cell-content()=&quot;x&quot;" style:apply-style-name="Untitled2" style:base-cell-address="Sheet1.G46"/>
      <style:map style:condition="cell-content()=0" style:apply-style-name="Untitled1" style:base-cell-address="Sheet1.G46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G66"/>
      <style:map style:condition="cell-content()=&quot;x&quot;" style:apply-style-name="Untitled2" style:base-cell-address="Sheet1.G66"/>
      <style:map style:condition="cell-content()=0" style:apply-style-name="Untitled1" style:base-cell-address="Sheet1.G66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H7"/>
      <style:map style:condition="cell-content()=&quot;x&quot;" style:apply-style-name="Untitled2" style:base-cell-address="Sheet1.H7"/>
      <style:map style:condition="cell-content()=0" style:apply-style-name="Untitled1" style:base-cell-address="Sheet1.H7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I7"/>
      <style:map style:condition="cell-content()=&quot;x&quot;" style:apply-style-name="Untitled2" style:base-cell-address="Sheet1.I7"/>
      <style:map style:condition="cell-content()=0" style:apply-style-name="Untitled1" style:base-cell-address="Sheet1.I7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J7"/>
      <style:map style:condition="cell-content()=&quot;x&quot;" style:apply-style-name="Untitled2" style:base-cell-address="Sheet1.J7"/>
      <style:map style:condition="cell-content()=0" style:apply-style-name="Untitled1" style:base-cell-address="Sheet1.J7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K7"/>
      <style:map style:condition="cell-content()=&quot;x&quot;" style:apply-style-name="Untitled2" style:base-cell-address="Sheet1.K7"/>
      <style:map style:condition="cell-content()=0" style:apply-style-name="Untitled1" style:base-cell-address="Sheet1.K7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L7"/>
      <style:map style:condition="cell-content()=&quot;x&quot;" style:apply-style-name="Untitled2" style:base-cell-address="Sheet1.L7"/>
      <style:map style:condition="cell-content()=0" style:apply-style-name="Untitled1" style:base-cell-address="Sheet1.L7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M6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M7"/>
      <style:map style:condition="cell-content()=&quot;x&quot;" style:apply-style-name="Untitled2" style:base-cell-address="Sheet1.M7"/>
      <style:map style:condition="cell-content()=0" style:apply-style-name="Untitled1" style:base-cell-address="Sheet1.M7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N6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N7"/>
      <style:map style:condition="cell-content()=&quot;x&quot;" style:apply-style-name="Untitled2" style:base-cell-address="Sheet1.N7"/>
      <style:map style:condition="cell-content()=0" style:apply-style-name="Untitled1" style:base-cell-address="Sheet1.N7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O6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O7"/>
      <style:map style:condition="cell-content()=&quot;x&quot;" style:apply-style-name="Untitled2" style:base-cell-address="Sheet1.O7"/>
      <style:map style:condition="cell-content()=0" style:apply-style-name="Untitled1" style:base-cell-address="Sheet1.O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8"/>
        <table:table-column table:style-name="co2" table:default-cell-style-name="ce8"/>
        <table:table-column table:style-name="co1" table:number-columns-repeated="7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LC-3 Pipeline ROMs</text:p>
          </table:table-cell>
          <table:table-cell table:style-name="ce1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1" office:value-type="string" calcext:value-type="string">
            <text:p>Instruction Decode (ID) ROM:</text:p>
          </table:table-cell>
          <table:table-cell table:style-name="ce1"/>
          <table:table-cell table:style-name="Default"/>
          <table:table-cell table:style-name="ce5" table:formula="of:=CONCATENATE([.C6];&quot; &quot;;[.C7];&quot; &quot;;[.C8];&quot; &quot;;[.C9];&quot; &quot;;[.C10];&quot; &quot;;[.C11];&quot; &quot;;[.C12];&quot; &quot;;[.C13];&quot; &quot;;[.C14];&quot; &quot;;[.C15];&quot; &quot;;[.C16];&quot; &quot;;[.C17];&quot; &quot;;[.C18];&quot; &quot;;[.C19];&quot; &quot;;[.C20];&quot; &quot;;[.C21])" office:value-type="string" office:string-value="018 003 180 381 932 003 082 243 000 002 000 000 036 000 180 03C" calcext:value-type="string" table:number-columns-spanned="12" table:number-rows-spanned="1">
            <text:p>018 003 180 381 932 003 082 243 000 002 000 000 036 000 180 03C</text:p>
          </table:table-cell>
          <table:covered-table-cell table:number-columns-repeated="3" table:style-name="Default"/>
          <table:covered-table-cell table:number-columns-repeated="8"/>
          <table:table-cell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chooseRx</text:p>
          </table:table-cell>
          <table:table-cell table:style-name="Default" office:value-type="string" calcext:value-type="string">
            <text:p>chooseRz[1]</text:p>
          </table:table-cell>
          <table:table-cell table:style-name="Default" office:value-type="string" calcext:value-type="string">
            <text:p>chooseRz[0]</text:p>
          </table:table-cell>
          <table:table-cell table:style-name="Default" office:value-type="string" calcext:value-type="string">
            <text:p>chooseA</text:p>
          </table:table-cell>
          <table:table-cell office:value-type="string" calcext:value-type="string">
            <text:p>chooseB[1]</text:p>
          </table:table-cell>
          <table:table-cell office:value-type="string" calcext:value-type="string">
            <text:p>chooseB[0]</text:p>
          </table:table-cell>
          <table:table-cell office:value-type="string" calcext:value-type="string">
            <text:p>brUncond</text:p>
          </table:table-cell>
          <table:table-cell office:value-type="string" calcext:value-type="string">
            <text:p>brEn</text:p>
          </table:table-cell>
          <table:table-cell office:value-type="string" calcext:value-type="string">
            <text:p>brType[1]</text:p>
          </table:table-cell>
          <table:table-cell office:value-type="string" calcext:value-type="string">
            <text:p>brType[0]</text:p>
          </table:table-cell>
          <table:table-cell office:value-type="string" calcext:value-type="string">
            <text:p>needRy</text:p>
          </table:table-cell>
          <table:table-cell office:value-type="string" calcext:value-type="string">
            <text:p>needRz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6];[.E6];[.F6];[.G6]);&quot;x&quot;;&quot;0&quot;);1)&amp;BIN2HEX(SUBSTITUTE(CONCATENATE([.H6];[.I6];[.J6];[.K6]); &quot;x&quot;; &quot;0&quot;);1)&amp;BIN2HEX(SUBSTITUTE(CONCATENATE([.L6];[.M6];[.N6];[.O6]); &quot;x&quot;; &quot;0&quot;);1))" office:value-type="string" office:string-value="018" calcext:value-type="string">
            <text:p>018</text:p>
          </table:table-cell>
          <table:table-cell office:value-type="string" calcext:value-type="string">
            <text:p>x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7];[.E7];[.F7];[.G7]);&quot;x&quot;;&quot;0&quot;);1)&amp;BIN2HEX(SUBSTITUTE(CONCATENATE([.H7];[.I7];[.J7];[.K7]); &quot;x&quot;; &quot;0&quot;);1)&amp;BIN2HEX(SUBSTITUTE(CONCATENATE([.L7];[.M7];[.N7];[.O7]); &quot;x&quot;; &quot;0&quot;);1))" office:value-type="string" office:string-value="003" calcext:value-type="string">
            <text:p>00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be smarter here; won’t need Rz if mathmode=1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8];[.E8];[.F8];[.G8]);&quot;x&quot;;&quot;0&quot;);1)&amp;BIN2HEX(SUBSTITUTE(CONCATENATE([.H8];[.I8];[.J8];[.K8]); &quot;x&quot;; &quot;0&quot;);1)&amp;BIN2HEX(SUBSTITUTE(CONCATENATE([.L8];[.M8];[.N8];[.O8]); &quot;x&quot;; &quot;0&quot;);1)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9];[.E9];[.F9];[.G9]);&quot;x&quot;;&quot;0&quot;);1)&amp;BIN2HEX(SUBSTITUTE(CONCATENATE([.H9];[.I9];[.J9];[.K9]); &quot;x&quot;; &quot;0&quot;);1)&amp;BIN2HEX(SUBSTITUTE(CONCATENATE([.L9];[.M9];[.N9];[.O9]); &quot;x&quot;; &quot;0&quot;);1))" office:value-type="string" office:string-value="381" calcext:value-type="string">
            <text:p>381</text:p>
          </table:table-cell>
          <table:table-cell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10];[.E10];[.F10];[.G10]);&quot;x&quot;;&quot;0&quot;);1)&amp;BIN2HEX(SUBSTITUTE(CONCATENATE([.H10];[.I10];[.J10];[.K10]); &quot;x&quot;; &quot;0&quot;);1)&amp;BIN2HEX(SUBSTITUTE(CONCATENATE([.L10];[.M10];[.N10];[.O10]); &quot;x&quot;; &quot;0&quot;);1))" office:value-type="string" office:string-value="932" calcext:value-type="string">
            <text:p>93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be smarter here; won’t need Ry if jsrmode=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11];[.E11];[.F11];[.G11]);&quot;x&quot;;&quot;0&quot;);1)&amp;BIN2HEX(SUBSTITUTE(CONCATENATE([.H11];[.I11];[.J11];[.K11]); &quot;x&quot;; &quot;0&quot;);1)&amp;BIN2HEX(SUBSTITUTE(CONCATENATE([.L11];[.M11];[.N11];[.O11]); &quot;x&quot;; &quot;0&quot;);1))" office:value-type="string" office:string-value="003" calcext:value-type="string">
            <text:p>00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be smarter here; won’t need Rz if mathmode=1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12];[.E12];[.F12];[.G12]);&quot;x&quot;;&quot;0&quot;);1)&amp;BIN2HEX(SUBSTITUTE(CONCATENATE([.H12];[.I12];[.J12];[.K12]); &quot;x&quot;; &quot;0&quot;);1)&amp;BIN2HEX(SUBSTITUTE(CONCATENATE([.L12];[.M12];[.N12];[.O12]); &quot;x&quot;; &quot;0&quot;);1))" office:value-type="string" office:string-value="082" calcext:value-type="string">
            <text:p>082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13];[.E13];[.F13];[.G13]);&quot;x&quot;;&quot;0&quot;);1)&amp;BIN2HEX(SUBSTITUTE(CONCATENATE([.H13];[.I13];[.J13];[.K13]); &quot;x&quot;; &quot;0&quot;);1)&amp;BIN2HEX(SUBSTITUTE(CONCATENATE([.L13];[.M13];[.N13];[.O13]); &quot;x&quot;; &quot;0&quot;);1))" office:value-type="string" office:string-value="243" calcext:value-type="string">
            <text:p>243</text:p>
          </table:table-cell>
          <table:table-cell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14];[.E14];[.F14];[.G14]);&quot;x&quot;;&quot;0&quot;);1)&amp;BIN2HEX(SUBSTITUTE(CONCATENATE([.H14];[.I14];[.J14];[.K14]); &quot;x&quot;; &quot;0&quot;);1)&amp;BIN2HEX(SUBSTITUTE(CONCATENATE([.L14];[.M14];[.N14];[.O14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15];[.E15];[.F15];[.G15]);&quot;x&quot;;&quot;0&quot;);1)&amp;BIN2HEX(SUBSTITUTE(CONCATENATE([.H15];[.I15];[.J15];[.K15]); &quot;x&quot;; &quot;0&quot;);1)&amp;BIN2HEX(SUBSTITUTE(CONCATENATE([.L15];[.M15];[.N15];[.O15]); &quot;x&quot;; &quot;0&quot;);1))" office:value-type="string" office:string-value="002" calcext:value-type="string">
            <text:p>002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16];[.E16];[.F16];[.G16]);&quot;x&quot;;&quot;0&quot;);1)&amp;BIN2HEX(SUBSTITUTE(CONCATENATE([.H16];[.I16];[.J16];[.K16]); &quot;x&quot;; &quot;0&quot;);1)&amp;BIN2HEX(SUBSTITUTE(CONCATENATE([.L16];[.M16];[.N16];[.O16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17];[.E17];[.F17];[.G17]);&quot;x&quot;;&quot;0&quot;);1)&amp;BIN2HEX(SUBSTITUTE(CONCATENATE([.H17];[.I17];[.J17];[.K17]); &quot;x&quot;; &quot;0&quot;);1)&amp;BIN2HEX(SUBSTITUTE(CONCATENATE([.L17];[.M17];[.N17];[.O17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18];[.E18];[.F18];[.G18]);&quot;x&quot;;&quot;0&quot;);1)&amp;BIN2HEX(SUBSTITUTE(CONCATENATE([.H18];[.I18];[.J18];[.K18]); &quot;x&quot;; &quot;0&quot;);1)&amp;BIN2HEX(SUBSTITUTE(CONCATENATE([.L18];[.M18];[.N18];[.O18]); &quot;x&quot;; &quot;0&quot;);1))" office:value-type="string" office:string-value="036" calcext:value-type="string">
            <text:p>036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19];[.E19];[.F19];[.G19]);&quot;x&quot;;&quot;0&quot;);1)&amp;BIN2HEX(SUBSTITUTE(CONCATENATE([.H19];[.I19];[.J19];[.K19]); &quot;x&quot;; &quot;0&quot;);1)&amp;BIN2HEX(SUBSTITUTE(CONCATENATE([.L19];[.M19];[.N19];[.O19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20];[.E20];[.F20];[.G20]);&quot;x&quot;;&quot;0&quot;);1)&amp;BIN2HEX(SUBSTITUTE(CONCATENATE([.H20];[.I20];[.J20];[.K20]); &quot;x&quot;; &quot;0&quot;);1)&amp;BIN2HEX(SUBSTITUTE(CONCATENATE([.L20];[.M20];[.N20];[.O20]); &quot;x&quot;; &quot;0&quot;);1)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P (HALT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21];[.E21];[.F21];[.G21]);&quot;x&quot;;&quot;0&quot;);1)&amp;BIN2HEX(SUBSTITUTE(CONCATENATE([.H21];[.I21];[.J21];[.K21]); &quot;x&quot;; &quot;0&quot;);1)&amp;BIN2HEX(SUBSTITUTE(CONCATENATE([.L21];[.M21];[.N21];[.O21]); &quot;x&quot;; &quot;0&quot;);1))" office:value-type="string" office:string-value="03C" calcext:value-type="string">
            <text:p>03C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treat all TRAPs as HALT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1" office:value-type="string" calcext:value-type="string">
            <text:p>Execute (EX) ROM:</text:p>
          </table:table-cell>
          <table:table-cell table:style-name="ce1"/>
          <table:table-cell table:style-name="Default"/>
          <table:table-cell table:style-name="ce5" table:formula="of:=CONCATENATE([.C26];&quot; &quot;;[.C27];&quot; &quot;;[.C28];&quot; &quot;;[.C29];&quot; &quot;;[.C30];&quot; &quot;;[.C31];&quot; &quot;;[.C32];&quot; &quot;;[.C33];&quot; &quot;;[.C34];&quot; &quot;;[.C35];&quot; &quot;;[.C36];&quot; &quot;;[.C37];&quot; &quot;;[.C38];&quot; &quot;;[.C39];&quot; &quot;;[.C40];&quot; &quot;;[.C41])" office:value-type="string" office:string-value="0 1 2 0 D 5 2 0 0 9 0 0 0 0 1 0" calcext:value-type="string" table:number-columns-spanned="4" table:number-rows-spanned="1">
            <text:p>0 1 2 0 D 5 2 0 0 9 0 0 0 0 1 0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op[1]</text:p>
          </table:table-cell>
          <table:table-cell table:style-name="Default" office:value-type="string" calcext:value-type="string">
            <text:p>op[0]</text:p>
          </table:table-cell>
          <table:table-cell table:style-name="Default" office:value-type="string" calcext:value-type="string">
            <text:p>load</text:p>
          </table:table-cell>
          <table:table-cell table:style-name="Default" office:value-type="string" calcext:value-type="string">
            <text:p>fw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26];[.E26];[.F26];[.G26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27];[.E27];[.F27];[.G27]);&quot;x&quot;;&quot;0&quot;);1))" office:value-type="string" office:string-value="1" calcext:value-type="string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28];[.E28];[.F28];[.G28]);&quot;x&quot;;&quot;0&quot;);1))" office:value-type="string" office:string-value="2" calcext:value-type="string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29];[.E29];[.F29];[.G29]);&quot;x&quot;;&quot;0&quot;);1))" office:value-type="string" office:string-value="0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30];[.E30];[.F30];[.G30]);&quot;x&quot;;&quot;0&quot;);1))" office:value-type="string" office:string-value="D" calcext:value-type="string">
            <text:p>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31];[.E31];[.F31];[.G31]);&quot;x&quot;;&quot;0&quot;);1))" office:value-type="string" office:string-value="5" calcext:value-type="string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32];[.E32];[.F32];[.G32]);&quot;x&quot;;&quot;0&quot;);1))" office:value-type="string" office:string-value="2" calcext:value-type="string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33];[.E33];[.F33];[.G33]);&quot;x&quot;;&quot;0&quot;);1))" office:value-type="string" office:string-value="0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34];[.E34];[.F34];[.G34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35];[.E35];[.F35];[.G35]);&quot;x&quot;;&quot;0&quot;);1))" office:value-type="string" office:string-value="9" calcext:value-type="string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36];[.E36];[.F36];[.G36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37];[.E37];[.F37];[.G37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38];[.E38];[.F38];[.G38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39];[.E39];[.F39];[.G39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40];[.E40];[.F40];[.G40]);&quot;x&quot;;&quot;0&quot;);1))" office:value-type="string" office:string-value="1" calcext:value-type="string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P (HALT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41];[.E41];[.F41];[.G41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1" office:value-type="string" calcext:value-type="string">
            <text:p>Memory (MEM) ROM:</text:p>
          </table:table-cell>
          <table:table-cell table:style-name="ce1"/>
          <table:table-cell table:style-name="Default"/>
          <table:table-cell table:style-name="ce5" table:formula="of:=CONCATENATE([.C46];&quot; &quot;;[.C47];&quot; &quot;;[.C48];&quot; &quot;;[.C49];&quot; &quot;;[.C50];&quot; &quot;;[.C51];&quot; &quot;;[.C52];&quot; &quot;;[.C53];&quot; &quot;;[.C54];&quot; &quot;;[.C55];&quot; &quot;;[.C56];&quot; &quot;;[.C57];&quot; &quot;;[.C58];&quot; &quot;;[.C59];&quot; &quot;;[.C60];&quot; &quot;;[.C61])" office:value-type="string" office:string-value="0 1 7 2 1 1 7 2 0 1 0 0 0 0 1 0" calcext:value-type="string" table:number-columns-spanned="4" table:number-rows-spanned="1">
            <text:p>0 1 7 2 1 1 7 2 0 1 0 0 0 0 1 0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(unused)</text:p>
          </table:table-cell>
          <table:table-cell table:style-name="Default" office:value-type="string" calcext:value-type="string">
            <text:p>load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w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46];[.E46];[.F46];[.G46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47];[.E47];[.F47];[.G47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48];[.E48];[.F48];[.G48]);&quot;x&quot;;&quot;0&quot;);1))" office:value-type="string" office:string-value="7" calcext:value-type="string">
            <text:p>7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49];[.E49];[.F49];[.G49]);&quot;x&quot;;&quot;0&quot;);1))" office:value-type="string" office:string-value="2" calcext:value-type="string">
            <text:p>2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50];[.E50];[.F50];[.G50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51];[.E51];[.F51];[.G51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52];[.E52];[.F52];[.G52]);&quot;x&quot;;&quot;0&quot;);1))" office:value-type="string" office:string-value="7" calcext:value-type="string">
            <text:p>7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53];[.E53];[.F53];[.G53]);&quot;x&quot;;&quot;0&quot;);1))" office:value-type="string" office:string-value="2" calcext:value-type="string">
            <text:p>2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54];[.E54];[.F54];[.G54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55];[.E55];[.F55];[.G55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56];[.E56];[.F56];[.G56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57];[.E57];[.F57];[.G57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58];[.E58];[.F58];[.G58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59];[.E59];[.F59];[.G59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60];[.E60];[.F60];[.G60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P (HALT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61];[.E61];[.F61];[.G61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1" office:value-type="string" calcext:value-type="string">
            <text:p>Writeback (WB) ROM:</text:p>
          </table:table-cell>
          <table:table-cell table:style-name="ce1"/>
          <table:table-cell table:style-name="Default"/>
          <table:table-cell table:style-name="ce5" table:formula="of:=CONCATENATE([.C66];&quot; &quot;;[.C67];&quot; &quot;;[.C68];&quot; &quot;;[.C69];&quot; &quot;;[.C70];&quot; &quot;;[.C71];&quot; &quot;;[.C72];&quot; &quot;;[.C73];&quot; &quot;;[.C74];&quot; &quot;;[.C75];&quot; &quot;;[.C76];&quot; &quot;;[.C77];&quot; &quot;;[.C78];&quot; &quot;;[.C79];&quot; &quot;;[.C80];&quot; &quot;;[.C81])" office:value-type="string" office:string-value="0 1 1 0 1 1 1 0 0 1 0 0 0 0 1 0" calcext:value-type="string" table:number-columns-spanned="4" table:number-rows-spanned="1">
            <text:p>0 1 1 0 1 1 1 0 0 1 0 0 0 0 1 0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number-columns-repeated="3" table:style-name="Default" office:value-type="string" calcext:value-type="string">
            <text:p>(unused)</text:p>
          </table:table-cell>
          <table:table-cell table:style-name="Default" office:value-type="string" calcext:value-type="string">
            <text:p>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66];[.E66];[.F66];[.G66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67];[.E67];[.F67];[.G67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68];[.E68];[.F68];[.G68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69];[.E69];[.F69];[.G69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70];[.E70];[.F70];[.G70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71];[.E71];[.F71];[.G71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72];[.E72];[.F72];[.G72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73];[.E73];[.F73];[.G73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74];[.E74];[.F74];[.G74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75];[.E75];[.F75];[.G75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76];[.E76];[.F76];[.G76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77];[.E77];[.F77];[.G77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78];[.E78];[.F78];[.G78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79];[.E79];[.F79];[.G79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80];[.E80];[.F80];[.G80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P (HALT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81];[.E81];[.F81];[.G81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calcext:conditional-formats>
          <calcext:conditional-format calcext:target-range-address="Sheet1.N6:Sheet1.N6">
            <calcext:condition calcext:apply-style-name="Untitled1" calcext:value="=1" calcext:base-cell-address="Sheet1.N6"/>
          </calcext:conditional-format>
          <calcext:conditional-format calcext:target-range-address="Sheet1.M6:Sheet1.M6">
            <calcext:condition calcext:apply-style-name="Untitled1" calcext:value="=1" calcext:base-cell-address="Sheet1.M6"/>
          </calcext:conditional-format>
          <calcext:conditional-format calcext:target-range-address="Sheet1.D6:Sheet1.L6 Sheet1.D7:Sheet1.D21">
            <calcext:condition calcext:apply-style-name="Untitled3" calcext:value="=1" calcext:base-cell-address="Sheet1.D6"/>
            <calcext:condition calcext:apply-style-name="Untitled2" calcext:value="=&quot;x&quot;" calcext:base-cell-address="Sheet1.D6"/>
            <calcext:condition calcext:apply-style-name="Untitled1" calcext:value="=0" calcext:base-cell-address="Sheet1.D6"/>
          </calcext:conditional-format>
          <calcext:conditional-format calcext:target-range-address="Sheet1.D6:Sheet1.N6 Sheet1.D7:Sheet1.D21">
            <calcext:condition calcext:apply-style-name="Untitled2" calcext:value="=&quot;x&quot;" calcext:base-cell-address="Sheet1.D6"/>
            <calcext:condition calcext:apply-style-name="Untitled3" calcext:value="=1" calcext:base-cell-address="Sheet1.D6"/>
            <calcext:condition calcext:apply-style-name="Untitled1" calcext:value="=0" calcext:base-cell-address="Sheet1.D6"/>
          </calcext:conditional-format>
          <calcext:conditional-format calcext:target-range-address="Sheet1.E7:Sheet1.E21">
            <calcext:condition calcext:apply-style-name="Untitled3" calcext:value="=1" calcext:base-cell-address="Sheet1.E7"/>
            <calcext:condition calcext:apply-style-name="Untitled2" calcext:value="=&quot;x&quot;" calcext:base-cell-address="Sheet1.E7"/>
            <calcext:condition calcext:apply-style-name="Untitled1" calcext:value="=0" calcext:base-cell-address="Sheet1.E7"/>
          </calcext:conditional-format>
          <calcext:conditional-format calcext:target-range-address="Sheet1.E7:Sheet1.E21">
            <calcext:condition calcext:apply-style-name="Untitled2" calcext:value="=&quot;x&quot;" calcext:base-cell-address="Sheet1.E7"/>
            <calcext:condition calcext:apply-style-name="Untitled3" calcext:value="=1" calcext:base-cell-address="Sheet1.E7"/>
            <calcext:condition calcext:apply-style-name="Untitled1" calcext:value="=0" calcext:base-cell-address="Sheet1.E7"/>
          </calcext:conditional-format>
          <calcext:conditional-format calcext:target-range-address="Sheet1.F7:Sheet1.F21">
            <calcext:condition calcext:apply-style-name="Untitled3" calcext:value="=1" calcext:base-cell-address="Sheet1.F7"/>
            <calcext:condition calcext:apply-style-name="Untitled2" calcext:value="=&quot;x&quot;" calcext:base-cell-address="Sheet1.F7"/>
            <calcext:condition calcext:apply-style-name="Untitled1" calcext:value="=0" calcext:base-cell-address="Sheet1.F7"/>
          </calcext:conditional-format>
          <calcext:conditional-format calcext:target-range-address="Sheet1.F7:Sheet1.F21">
            <calcext:condition calcext:apply-style-name="Untitled2" calcext:value="=&quot;x&quot;" calcext:base-cell-address="Sheet1.F7"/>
            <calcext:condition calcext:apply-style-name="Untitled3" calcext:value="=1" calcext:base-cell-address="Sheet1.F7"/>
            <calcext:condition calcext:apply-style-name="Untitled1" calcext:value="=0" calcext:base-cell-address="Sheet1.F7"/>
          </calcext:conditional-format>
          <calcext:conditional-format calcext:target-range-address="Sheet1.G7:Sheet1.G21">
            <calcext:condition calcext:apply-style-name="Untitled3" calcext:value="=1" calcext:base-cell-address="Sheet1.G7"/>
            <calcext:condition calcext:apply-style-name="Untitled2" calcext:value="=&quot;x&quot;" calcext:base-cell-address="Sheet1.G7"/>
            <calcext:condition calcext:apply-style-name="Untitled1" calcext:value="=0" calcext:base-cell-address="Sheet1.G7"/>
          </calcext:conditional-format>
          <calcext:conditional-format calcext:target-range-address="Sheet1.G7:Sheet1.G21">
            <calcext:condition calcext:apply-style-name="Untitled2" calcext:value="=&quot;x&quot;" calcext:base-cell-address="Sheet1.G7"/>
            <calcext:condition calcext:apply-style-name="Untitled3" calcext:value="=1" calcext:base-cell-address="Sheet1.G7"/>
            <calcext:condition calcext:apply-style-name="Untitled1" calcext:value="=0" calcext:base-cell-address="Sheet1.G7"/>
          </calcext:conditional-format>
          <calcext:conditional-format calcext:target-range-address="Sheet1.H7:Sheet1.H21">
            <calcext:condition calcext:apply-style-name="Untitled3" calcext:value="=1" calcext:base-cell-address="Sheet1.H7"/>
            <calcext:condition calcext:apply-style-name="Untitled2" calcext:value="=&quot;x&quot;" calcext:base-cell-address="Sheet1.H7"/>
            <calcext:condition calcext:apply-style-name="Untitled1" calcext:value="=0" calcext:base-cell-address="Sheet1.H7"/>
          </calcext:conditional-format>
          <calcext:conditional-format calcext:target-range-address="Sheet1.H7:Sheet1.H21">
            <calcext:condition calcext:apply-style-name="Untitled2" calcext:value="=&quot;x&quot;" calcext:base-cell-address="Sheet1.H7"/>
            <calcext:condition calcext:apply-style-name="Untitled3" calcext:value="=1" calcext:base-cell-address="Sheet1.H7"/>
            <calcext:condition calcext:apply-style-name="Untitled1" calcext:value="=0" calcext:base-cell-address="Sheet1.H7"/>
          </calcext:conditional-format>
          <calcext:conditional-format calcext:target-range-address="Sheet1.I7:Sheet1.I21">
            <calcext:condition calcext:apply-style-name="Untitled3" calcext:value="=1" calcext:base-cell-address="Sheet1.I7"/>
            <calcext:condition calcext:apply-style-name="Untitled2" calcext:value="=&quot;x&quot;" calcext:base-cell-address="Sheet1.I7"/>
            <calcext:condition calcext:apply-style-name="Untitled1" calcext:value="=0" calcext:base-cell-address="Sheet1.I7"/>
          </calcext:conditional-format>
          <calcext:conditional-format calcext:target-range-address="Sheet1.I7:Sheet1.I21">
            <calcext:condition calcext:apply-style-name="Untitled2" calcext:value="=&quot;x&quot;" calcext:base-cell-address="Sheet1.I7"/>
            <calcext:condition calcext:apply-style-name="Untitled3" calcext:value="=1" calcext:base-cell-address="Sheet1.I7"/>
            <calcext:condition calcext:apply-style-name="Untitled1" calcext:value="=0" calcext:base-cell-address="Sheet1.I7"/>
          </calcext:conditional-format>
          <calcext:conditional-format calcext:target-range-address="Sheet1.J7:Sheet1.J21">
            <calcext:condition calcext:apply-style-name="Untitled3" calcext:value="=1" calcext:base-cell-address="Sheet1.J7"/>
            <calcext:condition calcext:apply-style-name="Untitled2" calcext:value="=&quot;x&quot;" calcext:base-cell-address="Sheet1.J7"/>
            <calcext:condition calcext:apply-style-name="Untitled1" calcext:value="=0" calcext:base-cell-address="Sheet1.J7"/>
          </calcext:conditional-format>
          <calcext:conditional-format calcext:target-range-address="Sheet1.J7:Sheet1.J21">
            <calcext:condition calcext:apply-style-name="Untitled2" calcext:value="=&quot;x&quot;" calcext:base-cell-address="Sheet1.J7"/>
            <calcext:condition calcext:apply-style-name="Untitled3" calcext:value="=1" calcext:base-cell-address="Sheet1.J7"/>
            <calcext:condition calcext:apply-style-name="Untitled1" calcext:value="=0" calcext:base-cell-address="Sheet1.J7"/>
          </calcext:conditional-format>
          <calcext:conditional-format calcext:target-range-address="Sheet1.K7:Sheet1.K21">
            <calcext:condition calcext:apply-style-name="Untitled3" calcext:value="=1" calcext:base-cell-address="Sheet1.K7"/>
            <calcext:condition calcext:apply-style-name="Untitled2" calcext:value="=&quot;x&quot;" calcext:base-cell-address="Sheet1.K7"/>
            <calcext:condition calcext:apply-style-name="Untitled1" calcext:value="=0" calcext:base-cell-address="Sheet1.K7"/>
          </calcext:conditional-format>
          <calcext:conditional-format calcext:target-range-address="Sheet1.K7:Sheet1.K21">
            <calcext:condition calcext:apply-style-name="Untitled2" calcext:value="=&quot;x&quot;" calcext:base-cell-address="Sheet1.K7"/>
            <calcext:condition calcext:apply-style-name="Untitled3" calcext:value="=1" calcext:base-cell-address="Sheet1.K7"/>
            <calcext:condition calcext:apply-style-name="Untitled1" calcext:value="=0" calcext:base-cell-address="Sheet1.K7"/>
          </calcext:conditional-format>
          <calcext:conditional-format calcext:target-range-address="Sheet1.L7:Sheet1.L21">
            <calcext:condition calcext:apply-style-name="Untitled3" calcext:value="=1" calcext:base-cell-address="Sheet1.L7"/>
            <calcext:condition calcext:apply-style-name="Untitled2" calcext:value="=&quot;x&quot;" calcext:base-cell-address="Sheet1.L7"/>
            <calcext:condition calcext:apply-style-name="Untitled1" calcext:value="=0" calcext:base-cell-address="Sheet1.L7"/>
          </calcext:conditional-format>
          <calcext:conditional-format calcext:target-range-address="Sheet1.L7:Sheet1.L21">
            <calcext:condition calcext:apply-style-name="Untitled2" calcext:value="=&quot;x&quot;" calcext:base-cell-address="Sheet1.L7"/>
            <calcext:condition calcext:apply-style-name="Untitled3" calcext:value="=1" calcext:base-cell-address="Sheet1.L7"/>
            <calcext:condition calcext:apply-style-name="Untitled1" calcext:value="=0" calcext:base-cell-address="Sheet1.L7"/>
          </calcext:conditional-format>
          <calcext:conditional-format calcext:target-range-address="Sheet1.M7:Sheet1.M21">
            <calcext:condition calcext:apply-style-name="Untitled3" calcext:value="=1" calcext:base-cell-address="Sheet1.M7"/>
            <calcext:condition calcext:apply-style-name="Untitled2" calcext:value="=&quot;x&quot;" calcext:base-cell-address="Sheet1.M7"/>
            <calcext:condition calcext:apply-style-name="Untitled1" calcext:value="=0" calcext:base-cell-address="Sheet1.M7"/>
          </calcext:conditional-format>
          <calcext:conditional-format calcext:target-range-address="Sheet1.M7:Sheet1.M21">
            <calcext:condition calcext:apply-style-name="Untitled2" calcext:value="=&quot;x&quot;" calcext:base-cell-address="Sheet1.M7"/>
            <calcext:condition calcext:apply-style-name="Untitled3" calcext:value="=1" calcext:base-cell-address="Sheet1.M7"/>
            <calcext:condition calcext:apply-style-name="Untitled1" calcext:value="=0" calcext:base-cell-address="Sheet1.M7"/>
          </calcext:conditional-format>
          <calcext:conditional-format calcext:target-range-address="Sheet1.N7:Sheet1.N21">
            <calcext:condition calcext:apply-style-name="Untitled3" calcext:value="=1" calcext:base-cell-address="Sheet1.N7"/>
            <calcext:condition calcext:apply-style-name="Untitled2" calcext:value="=&quot;x&quot;" calcext:base-cell-address="Sheet1.N7"/>
            <calcext:condition calcext:apply-style-name="Untitled1" calcext:value="=0" calcext:base-cell-address="Sheet1.N7"/>
          </calcext:conditional-format>
          <calcext:conditional-format calcext:target-range-address="Sheet1.N7:Sheet1.N21">
            <calcext:condition calcext:apply-style-name="Untitled2" calcext:value="=&quot;x&quot;" calcext:base-cell-address="Sheet1.N7"/>
            <calcext:condition calcext:apply-style-name="Untitled3" calcext:value="=1" calcext:base-cell-address="Sheet1.N7"/>
            <calcext:condition calcext:apply-style-name="Untitled1" calcext:value="=0" calcext:base-cell-address="Sheet1.N7"/>
          </calcext:conditional-format>
          <calcext:conditional-format calcext:target-range-address="Sheet1.O6:Sheet1.O6">
            <calcext:condition calcext:apply-style-name="Untitled1" calcext:value="=1" calcext:base-cell-address="Sheet1.O6"/>
          </calcext:conditional-format>
          <calcext:conditional-format calcext:target-range-address="Sheet1.O6:Sheet1.O6">
            <calcext:condition calcext:apply-style-name="Untitled2" calcext:value="=&quot;x&quot;" calcext:base-cell-address="Sheet1.O6"/>
            <calcext:condition calcext:apply-style-name="Untitled3" calcext:value="=1" calcext:base-cell-address="Sheet1.O6"/>
            <calcext:condition calcext:apply-style-name="Untitled1" calcext:value="=0" calcext:base-cell-address="Sheet1.O6"/>
          </calcext:conditional-format>
          <calcext:conditional-format calcext:target-range-address="Sheet1.O7:Sheet1.O21">
            <calcext:condition calcext:apply-style-name="Untitled3" calcext:value="=1" calcext:base-cell-address="Sheet1.O7"/>
            <calcext:condition calcext:apply-style-name="Untitled2" calcext:value="=&quot;x&quot;" calcext:base-cell-address="Sheet1.O7"/>
            <calcext:condition calcext:apply-style-name="Untitled1" calcext:value="=0" calcext:base-cell-address="Sheet1.O7"/>
          </calcext:conditional-format>
          <calcext:conditional-format calcext:target-range-address="Sheet1.O7:Sheet1.O21">
            <calcext:condition calcext:apply-style-name="Untitled2" calcext:value="=&quot;x&quot;" calcext:base-cell-address="Sheet1.O7"/>
            <calcext:condition calcext:apply-style-name="Untitled3" calcext:value="=1" calcext:base-cell-address="Sheet1.O7"/>
            <calcext:condition calcext:apply-style-name="Untitled1" calcext:value="=0" calcext:base-cell-address="Sheet1.O7"/>
          </calcext:conditional-format>
          <calcext:conditional-format calcext:target-range-address="Sheet1.D26:Sheet1.G41">
            <calcext:condition calcext:apply-style-name="Untitled3" calcext:value="=1" calcext:base-cell-address="Sheet1.D26"/>
            <calcext:condition calcext:apply-style-name="Untitled2" calcext:value="=&quot;x&quot;" calcext:base-cell-address="Sheet1.D26"/>
            <calcext:condition calcext:apply-style-name="Untitled1" calcext:value="=0" calcext:base-cell-address="Sheet1.D26"/>
          </calcext:conditional-format>
          <calcext:conditional-format calcext:target-range-address="Sheet1.D26:Sheet1.G41">
            <calcext:condition calcext:apply-style-name="Untitled2" calcext:value="=&quot;x&quot;" calcext:base-cell-address="Sheet1.D26"/>
            <calcext:condition calcext:apply-style-name="Untitled3" calcext:value="=1" calcext:base-cell-address="Sheet1.D26"/>
            <calcext:condition calcext:apply-style-name="Untitled1" calcext:value="=0" calcext:base-cell-address="Sheet1.D26"/>
          </calcext:conditional-format>
          <calcext:conditional-format calcext:target-range-address="Sheet1.D46:Sheet1.E61">
            <calcext:condition calcext:apply-style-name="Untitled3" calcext:value="=1" calcext:base-cell-address="Sheet1.D46"/>
            <calcext:condition calcext:apply-style-name="Untitled2" calcext:value="=&quot;x&quot;" calcext:base-cell-address="Sheet1.D46"/>
            <calcext:condition calcext:apply-style-name="Untitled1" calcext:value="=0" calcext:base-cell-address="Sheet1.D46"/>
          </calcext:conditional-format>
          <calcext:conditional-format calcext:target-range-address="Sheet1.D46:Sheet1.E61">
            <calcext:condition calcext:apply-style-name="Untitled2" calcext:value="=&quot;x&quot;" calcext:base-cell-address="Sheet1.D46"/>
            <calcext:condition calcext:apply-style-name="Untitled3" calcext:value="=1" calcext:base-cell-address="Sheet1.D46"/>
            <calcext:condition calcext:apply-style-name="Untitled1" calcext:value="=0" calcext:base-cell-address="Sheet1.D46"/>
          </calcext:conditional-format>
          <calcext:conditional-format calcext:target-range-address="Sheet1.F46:Sheet1.F61">
            <calcext:condition calcext:apply-style-name="Untitled3" calcext:value="=1" calcext:base-cell-address="Sheet1.F46"/>
            <calcext:condition calcext:apply-style-name="Untitled2" calcext:value="=&quot;x&quot;" calcext:base-cell-address="Sheet1.F46"/>
            <calcext:condition calcext:apply-style-name="Untitled1" calcext:value="=0" calcext:base-cell-address="Sheet1.F46"/>
          </calcext:conditional-format>
          <calcext:conditional-format calcext:target-range-address="Sheet1.F46:Sheet1.F61">
            <calcext:condition calcext:apply-style-name="Untitled2" calcext:value="=&quot;x&quot;" calcext:base-cell-address="Sheet1.F46"/>
            <calcext:condition calcext:apply-style-name="Untitled3" calcext:value="=1" calcext:base-cell-address="Sheet1.F46"/>
            <calcext:condition calcext:apply-style-name="Untitled1" calcext:value="=0" calcext:base-cell-address="Sheet1.F46"/>
          </calcext:conditional-format>
          <calcext:conditional-format calcext:target-range-address="Sheet1.G46:Sheet1.G61">
            <calcext:condition calcext:apply-style-name="Untitled3" calcext:value="=1" calcext:base-cell-address="Sheet1.G46"/>
            <calcext:condition calcext:apply-style-name="Untitled2" calcext:value="=&quot;x&quot;" calcext:base-cell-address="Sheet1.G46"/>
            <calcext:condition calcext:apply-style-name="Untitled1" calcext:value="=0" calcext:base-cell-address="Sheet1.G46"/>
          </calcext:conditional-format>
          <calcext:conditional-format calcext:target-range-address="Sheet1.G46:Sheet1.G61">
            <calcext:condition calcext:apply-style-name="Untitled2" calcext:value="=&quot;x&quot;" calcext:base-cell-address="Sheet1.G46"/>
            <calcext:condition calcext:apply-style-name="Untitled3" calcext:value="=1" calcext:base-cell-address="Sheet1.G46"/>
            <calcext:condition calcext:apply-style-name="Untitled1" calcext:value="=0" calcext:base-cell-address="Sheet1.G46"/>
          </calcext:conditional-format>
          <calcext:conditional-format calcext:target-range-address="Sheet1.D66:Sheet1.E81">
            <calcext:condition calcext:apply-style-name="Untitled3" calcext:value="=1" calcext:base-cell-address="Sheet1.D66"/>
            <calcext:condition calcext:apply-style-name="Untitled2" calcext:value="=&quot;x&quot;" calcext:base-cell-address="Sheet1.D66"/>
            <calcext:condition calcext:apply-style-name="Untitled1" calcext:value="=0" calcext:base-cell-address="Sheet1.D66"/>
          </calcext:conditional-format>
          <calcext:conditional-format calcext:target-range-address="Sheet1.D66:Sheet1.E81">
            <calcext:condition calcext:apply-style-name="Untitled2" calcext:value="=&quot;x&quot;" calcext:base-cell-address="Sheet1.D66"/>
            <calcext:condition calcext:apply-style-name="Untitled3" calcext:value="=1" calcext:base-cell-address="Sheet1.D66"/>
            <calcext:condition calcext:apply-style-name="Untitled1" calcext:value="=0" calcext:base-cell-address="Sheet1.D66"/>
          </calcext:conditional-format>
          <calcext:conditional-format calcext:target-range-address="Sheet1.F66:Sheet1.F81">
            <calcext:condition calcext:apply-style-name="Untitled3" calcext:value="=1" calcext:base-cell-address="Sheet1.F66"/>
            <calcext:condition calcext:apply-style-name="Untitled2" calcext:value="=&quot;x&quot;" calcext:base-cell-address="Sheet1.F66"/>
            <calcext:condition calcext:apply-style-name="Untitled1" calcext:value="=0" calcext:base-cell-address="Sheet1.F66"/>
          </calcext:conditional-format>
          <calcext:conditional-format calcext:target-range-address="Sheet1.F66:Sheet1.F81">
            <calcext:condition calcext:apply-style-name="Untitled2" calcext:value="=&quot;x&quot;" calcext:base-cell-address="Sheet1.F66"/>
            <calcext:condition calcext:apply-style-name="Untitled3" calcext:value="=1" calcext:base-cell-address="Sheet1.F66"/>
            <calcext:condition calcext:apply-style-name="Untitled1" calcext:value="=0" calcext:base-cell-address="Sheet1.F66"/>
          </calcext:conditional-format>
          <calcext:conditional-format calcext:target-range-address="Sheet1.G66:Sheet1.G81">
            <calcext:condition calcext:apply-style-name="Untitled3" calcext:value="=1" calcext:base-cell-address="Sheet1.G66"/>
            <calcext:condition calcext:apply-style-name="Untitled2" calcext:value="=&quot;x&quot;" calcext:base-cell-address="Sheet1.G66"/>
            <calcext:condition calcext:apply-style-name="Untitled1" calcext:value="=0" calcext:base-cell-address="Sheet1.G66"/>
          </calcext:conditional-format>
          <calcext:conditional-format calcext:target-range-address="Sheet1.G66:Sheet1.G81">
            <calcext:condition calcext:apply-style-name="Untitled2" calcext:value="=&quot;x&quot;" calcext:base-cell-address="Sheet1.G66"/>
            <calcext:condition calcext:apply-style-name="Untitled3" calcext:value="=1" calcext:base-cell-address="Sheet1.G66"/>
            <calcext:condition calcext:apply-style-name="Untitled1" calcext:value="=0" calcext:base-cell-address="Sheet1.G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 loext:vertical-justify="auto"/>
      <style:paragraph-properties css3t:text-justify="auto"/>
    </style:style>
    <style:style style:name="Untitled2" style:family="table-cell" style:parent-style-name="Default">
      <style:table-cell-properties fo:background-color="#cccccc"/>
    </style:style>
    <style:style style:name="Untitled3" style:family="table-cell" style:parent-style-name="Default">
      <style:table-cell-properties fo:background-color="#99ffcc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21:31:19.856071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4:44:25.633986404</meta:creation-date>
    <dc:date>2017-12-30T21:34:12.879776360</dc:date>
    <meta:editing-duration>PT4H4M5S</meta:editing-duration>
    <meta:editing-cycles>37</meta:editing-cycles>
    <meta:generator>LibreOffice/5.1.6.2$Linux_X86_64 LibreOffice_project/10m0$Build-2</meta:generator>
    <meta:document-statistic meta:table-count="1" meta:cell-count="649" meta:object-count="0"/>
  </office:meta>
</office:document-meta>
</file>